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Text_20_body">
      <style:paragraph-properties fo:text-align="center" style:justify-single-word="false"/>
      <style:text-properties officeooo:rsid="0003e89f" officeooo:paragraph-rsid="0003e89f"/>
    </style:style>
    <style:style style:name="P4" style:family="paragraph" style:parent-style-name="Title">
      <style:text-properties officeooo:rsid="0003e89f" officeooo:paragraph-rsid="0003e89f"/>
    </style:style>
    <style:style style:name="P5" style:family="paragraph" style:parent-style-name="Text_20_body">
      <style:text-properties officeooo:rsid="00599814" officeooo:paragraph-rsid="00599814"/>
    </style:style>
    <style:style style:name="P6" style:family="paragraph" style:parent-style-name="Text_20_body">
      <style:text-properties officeooo:rsid="005a1655" officeooo:paragraph-rsid="005a1655"/>
    </style:style>
    <style:style style:name="P7" style:family="paragraph" style:parent-style-name="Text_20_body">
      <style:text-properties officeooo:rsid="005de4d2" officeooo:paragraph-rsid="005de4d2"/>
    </style:style>
    <style:style style:name="P8" style:family="paragraph" style:parent-style-name="Text_20_body">
      <style:text-properties officeooo:rsid="005f9574" officeooo:paragraph-rsid="005f9574"/>
    </style:style>
    <style:style style:name="P9" style:family="paragraph" style:parent-style-name="Text_20_body" style:list-style-name="L6">
      <style:text-properties officeooo:rsid="0063e54d" officeooo:paragraph-rsid="0063e54d"/>
    </style:style>
    <style:style style:name="P10" style:family="paragraph" style:parent-style-name="Text_20_body" style:list-style-name="L6">
      <style:text-properties officeooo:rsid="006406b8" officeooo:paragraph-rsid="006406b8"/>
    </style:style>
    <style:style style:name="P11" style:family="paragraph" style:parent-style-name="Text_20_body" style:list-style-name="L6">
      <style:text-properties officeooo:rsid="00669f2a" officeooo:paragraph-rsid="00669f2a"/>
    </style:style>
    <style:style style:name="P12" style:family="paragraph" style:parent-style-name="Text_20_body" style:list-style-name="L6">
      <style:text-properties officeooo:rsid="00698ba1" officeooo:paragraph-rsid="00698ba1"/>
    </style:style>
    <style:style style:name="P13" style:family="paragraph" style:parent-style-name="Text_20_body" style:list-style-name="L6">
      <style:text-properties officeooo:rsid="006a7d56" officeooo:paragraph-rsid="006a7d56"/>
    </style:style>
    <style:style style:name="P14" style:family="paragraph" style:parent-style-name="Text_20_body" style:list-style-name="L6">
      <style:text-properties officeooo:rsid="006dbe75" officeooo:paragraph-rsid="006dbe75"/>
    </style:style>
    <style:style style:name="P15" style:family="paragraph" style:parent-style-name="Text_20_body" style:list-style-name="L6">
      <style:text-properties officeooo:rsid="006f51be" officeooo:paragraph-rsid="006f51be"/>
    </style:style>
    <style:style style:name="P16" style:family="paragraph" style:parent-style-name="Text_20_body">
      <style:text-properties officeooo:rsid="006f51be" officeooo:paragraph-rsid="006f51be"/>
    </style:style>
    <style:style style:name="P17" style:family="paragraph" style:parent-style-name="Text_20_body">
      <style:text-properties officeooo:rsid="006fcc9c" officeooo:paragraph-rsid="006fcc9c"/>
    </style:style>
    <style:style style:name="P18" style:family="paragraph" style:parent-style-name="Text_20_body" style:list-style-name="L7">
      <style:text-properties officeooo:rsid="006fcc9c" officeooo:paragraph-rsid="006fcc9c"/>
    </style:style>
    <style:style style:name="P19" style:family="paragraph" style:parent-style-name="Text_20_body" style:list-style-name="L8">
      <style:text-properties officeooo:rsid="006fcc9c" officeooo:paragraph-rsid="006fcc9c"/>
    </style:style>
    <style:style style:name="P20" style:family="paragraph" style:parent-style-name="Text_20_body" style:list-style-name="L8">
      <style:text-properties officeooo:rsid="00714cec" officeooo:paragraph-rsid="00714cec"/>
    </style:style>
    <style:style style:name="P21" style:family="paragraph" style:parent-style-name="Text_20_body">
      <style:text-properties officeooo:rsid="00714cec" officeooo:paragraph-rsid="00714cec"/>
    </style:style>
    <style:style style:name="P22" style:family="paragraph" style:parent-style-name="Text_20_body" style:list-style-name="L9">
      <style:text-properties officeooo:rsid="0072ef08" officeooo:paragraph-rsid="0072ef08"/>
    </style:style>
    <style:style style:name="P23" style:family="paragraph" style:parent-style-name="Text_20_body" style:list-style-name="L9">
      <style:text-properties officeooo:rsid="0074ee46" officeooo:paragraph-rsid="0074ee46"/>
    </style:style>
    <style:style style:name="P24" style:family="paragraph" style:parent-style-name="Text_20_body">
      <style:text-properties officeooo:rsid="0074ee46" officeooo:paragraph-rsid="0074ee46"/>
    </style:style>
    <style:style style:name="P25" style:family="paragraph" style:parent-style-name="Heading_20_1">
      <style:text-properties officeooo:rsid="0072ef08" officeooo:paragraph-rsid="0072ef08"/>
    </style:style>
    <style:style style:name="P26" style:family="paragraph" style:parent-style-name="Heading_20_1">
      <style:paragraph-properties fo:break-before="page"/>
      <style:text-properties officeooo:rsid="00587e97" officeooo:paragraph-rsid="00587e97"/>
    </style:style>
    <style:style style:name="P27" style:family="paragraph" style:parent-style-name="Heading_20_1">
      <style:paragraph-properties fo:break-before="page"/>
      <style:text-properties officeooo:rsid="00609976" officeooo:paragraph-rsid="00609976"/>
    </style:style>
    <style:style style:name="P28" style:family="paragraph" style:parent-style-name="Heading_20_1">
      <style:paragraph-properties fo:break-before="page"/>
      <style:text-properties officeooo:rsid="006fcc9c" officeooo:paragraph-rsid="006fcc9c"/>
    </style:style>
    <style:style style:name="T1" style:family="text">
      <style:text-properties officeooo:rsid="00272c84"/>
    </style:style>
    <style:style style:name="T2" style:family="text">
      <style:text-properties officeooo:rsid="002907fe"/>
    </style:style>
    <style:style style:name="T3" style:family="text">
      <style:text-properties officeooo:rsid="0052d349"/>
    </style:style>
    <style:style style:name="T4" style:family="text">
      <style:text-properties officeooo:rsid="00570441"/>
    </style:style>
    <style:style style:name="T5" style:family="text">
      <style:text-properties officeooo:rsid="005a3bc9"/>
    </style:style>
    <style:style style:name="T6" style:family="text">
      <style:text-properties officeooo:rsid="00659360"/>
    </style:style>
    <style:style style:name="T7" style:family="text">
      <style:text-properties officeooo:rsid="0068526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Inf3190 <text:span text:style-name="T1">Home Exam 2</text:span></text:p>
      <text:p text:style-name="P3">Course: inf3190 – Spring 2018</text:p>
      <text:p text:style-name="P3"><text:span text:style-name="T2">Candidate num</text:span>: <text:span text:style-name="T2">15188</text:span></text:p>
      <text:p text:style-name="P3">Date: <text:span text:style-name="T4">24</text:span>.0<text:span text:style-name="T3">4</text:span>.18</text:p>
      <text:h text:style-name="P26" text:outline-level="1">Multiple applications on one port</text:h>
      <text:p text:style-name="P5">Question 1:</text:p>
      <text:p text:style-name="P5">Which problem occurs if two files are sent at the same time from different sources to the same recipient and port 30? Why? How can it be solved?</text:p>
      <text:p text:style-name="P6">The application and daemon do nothing to separate different senders, so <text:span text:style-name="T5">the server will think all of it is one file and save a mix of the data from both senders in a single file. Then, because it will still receive data, it will think that it is a new file, and start saving more data in a new file. It’s very likely that the first two bytes sent will either have a larger or a smaller value than the length of the remaining data. If it is lower, the server will write another new file. If that value is higher, or if it after writing to multiple files encounter a new value that is higher than the remaining size, the server application will sit and wait for data forever (or until a new application sends data), thinking there is more data remaining. If it receives more data, it will consider the size of the new file being sent to be a part of the previous file, and thus teh cycle is likely to repeat forever, producing garbage files.</text:span></text:p>
      <text:p text:style-name="P7">There are two very simple ways to solve this issue:</text:p>
      <text:p text:style-name="P7">Number one is to initiate a connection, then assign a new, unique, port to each sender. In that case the application could uniquely identify every possible sender.</text:p>
      <text:p text:style-name="P7">The other way is to save the sending host of each packet. That way the server could know which file an incoming packet should be added to based on the sender.</text:p>
      <text:p text:style-name="P7">Question 2:</text:p>
      <text:p text:style-name="P7">How is this problem solved in the Internet?</text:p>
      <text:p text:style-name="P7">Both the suggested methods above are used.</text:p>
      <text:p text:style-name="P7">For TCP, each new connection is assigned a unique port. For UDP, the server will often identify clients based on the IP address. In addition you have various combinations of this, for example, servers handling very large amounts of TCP client connections can separate the connections based on both IP and port, allowing a much larger amount of clients than they could otherwise allow.</text:p>
      <text:p text:style-name="P8">Question 3:</text:p>
      <text:p text:style-name="P8">Send test packets and find an average and a highest value. Then add some to that (either a percentage or a fixed number) to have a safety buffer.</text:p>
      <text:p text:style-name="P8"/>
      <text:h text:style-name="P27" text:outline-level="1">Software Design</text:h>
      <text:list xml:id="list1691678707761051315" text:style-name="L6">
        <text:list-item>
          <text:p text:style-name="P9">MIPTP Daemon:</text:p>
          <text:list>
            <text:list-item>
              <text:p text:style-name="P10">Main function creates the application socket, connects to the MIP daemon socket, and initiate the main loop.</text:p>
            </text:list-item>
            <text:list-item>
              <text:p text:style-name="P10">The main loop handles <text:span text:style-name="T6">sending of packets from the sending queue, sending of packets which have not been ack’ed within the timeout, and it handles receiving packets.</text:span></text:p>
            </text:list-item>
            <text:list-item>
              <text:p text:style-name="P11">The main loop will call the epoll_event function on socket events. The epoll events function decides what to do based on which socket it is received on, <text:span text:style-name="T7">and will handle the event appropriately.</text:span></text:p>
            </text:list-item>
            <text:list-item>
              <text:p text:style-name="P12">When a new application connects the socket is added to the epoll using the epoll_add function.</text:p>
            </text:list-item>
            <text:list-item>
              <text:p text:style-name="P13">There are helper functions in the miptp(.h/.c) files to help with building new MPTP headers, as well as parsing existing/incoming headers.</text:p>
            </text:list-item>
            <text:list-item>
              <text:p text:style-name="P14">There are several structures in the tpdaemon.h file, handling storage of sockets, applications, sending queue, etc.</text:p>
            </text:list-item>
          </text:list>
        </text:list-item>
        <text:list-item>
          <text:p text:style-name="P15">File Client:</text:p>
          <text:list>
            <text:list-item>
              <text:p text:style-name="P15">The main function handles all of the program.</text:p>
            </text:list-item>
            <text:list-item>
              <text:p text:style-name="P15">It connects to the socket, loads the file, finds its length, and sends it to the MIPTP daemon.</text:p>
            </text:list-item>
          </text:list>
        </text:list-item>
        <text:list-item>
          <text:p text:style-name="P15">File Server:</text:p>
          <text:list>
            <text:list-item>
              <text:p text:style-name="P15">The main function handles all of the program.</text:p>
            </text:list-item>
            <text:list-item>
              <text:p text:style-name="P15">It connects to the socket, then enters a loop while waiting for incoming packets.</text:p>
            </text:list-item>
            <text:list-item>
              <text:p text:style-name="P15">When it receives a new file it will make a buffer of the appropriate size, then add received packets to that buffer until it has received the entire file.</text:p>
            </text:list-item>
            <text:list-item>
              <text:p text:style-name="P15">It will then open a file pointer and write that buffer to the file.</text:p>
            </text:list-item>
          </text:list>
        </text:list-item>
      </text:list>
      <text:p text:style-name="P16"/>
      <text:h text:style-name="P28" text:outline-level="1">Executing the program:</text:h>
      <text:p text:style-name="P17">To compile:</text:p>
      <text:list xml:id="list4975840050218035641" text:style-name="L7">
        <text:list-item>
          <text:p text:style-name="P18">make</text:p>
        </text:list-item>
      </text:list>
      <text:p text:style-name="P17">To run:</text:p>
      <text:list xml:id="list8196675149662651788" text:style-name="L8">
        <text:list-item>
          <text:p text:style-name="P19">./mipdaemon [-d] &lt;Socket for the MIPTP daemon&gt; &lt;Socket for routing (not used here)&gt; &lt;Socket for forwarding (not used here)&gt;</text:p>
        </text:list-item>
        <text:list-item>
          <text:p text:style-name="P20">./trans_daemon [-d] &lt;timeout in seconds&gt; &lt;daemon socket&gt; &lt;application socket&gt;</text:p>
        </text:list-item>
        <text:list-item>
          <text:p text:style-name="P20">./trans_server &lt;MIP Transport Socket&gt; &lt;Port&gt;</text:p>
        </text:list-item>
        <text:list-item>
          <text:p text:style-name="P20">./trans_client &lt;MIP Transport Socket&gt; &lt;Target&gt; &lt;Port&gt; &lt;Filename&gt;</text:p>
        </text:list-item>
      </text:list>
      <text:p text:style-name="P21">The program is not completely finished and might not work as intended.</text:p>
      <text:h text:style-name="P25" text:outline-level="1">Files:</text:h>
      <text:list xml:id="list3333576521229613398" text:style-name="L9">
        <text:list-item>
          <text:p text:style-name="P22">Makefile</text:p>
        </text:list-item>
        <text:list-item>
          <text:p text:style-name="P22">transclient.c</text:p>
        </text:list-item>
        <text:list-item>
          <text:p text:style-name="P22">transserver.c</text:p>
        </text:list-item>
        <text:list-item>
          <text:p text:style-name="P23">miptp.h</text:p>
        </text:list-item>
        <text:list-item>
          <text:p text:style-name="P23">miptp.c</text:p>
        </text:list-item>
        <text:list-item>
          <text:p text:style-name="P23">tpdaemon.h</text:p>
        </text:list-item>
        <text:list-item>
          <text:p text:style-name="P23">tpdaemon.c</text:p>
        </text:list-item>
        <text:list-item>
          <text:p text:style-name="P23">ethernet.h</text:p>
        </text:list-item>
        <text:list-item>
          <text:p text:style-name="P23">debug.h</text:p>
        </text:list-item>
        <text:list-item>
          <text:p text:style-name="P23">debug.c</text:p>
        </text:list-item>
      </text:list>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7T13:39:57.258800546</meta:creation-date>
    <meta:generator>LibreOffice/5.1.6.2$Linux_X86_64 LibreOffice_project/10m0$Build-2</meta:generator>
    <dc:date>2018-04-24T21:33:27.607766577</dc:date>
    <meta:editing-duration>PT1H23M23S</meta:editing-duration>
    <meta:editing-cycles>96</meta:editing-cycles>
    <meta:document-statistic meta:table-count="0" meta:image-count="0" meta:object-count="0" meta:page-count="4" meta:paragraph-count="54" meta:word-count="737" meta:character-count="4118" meta:non-whitespace-character-count="3464"/>
  </office:meta>
</office:document-meta>
</file>